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879" officeooo:paragraph-rsid="001bf879"/>
    </style:style>
    <style:style style:name="P2" style:family="paragraph" style:parent-style-name="Standard">
      <style:text-properties officeooo:rsid="001bf879" officeooo:paragraph-rsid="001c5cb5"/>
    </style:style>
    <style:style style:name="P3" style:family="paragraph" style:parent-style-name="Standard">
      <style:text-properties officeooo:rsid="001c5cb5" officeooo:paragraph-rsid="001c5cb5"/>
    </style:style>
    <style:style style:name="P4" style:family="paragraph" style:parent-style-name="Standard">
      <style:text-properties officeooo:rsid="001e43b9" officeooo:paragraph-rsid="001e43b9"/>
    </style:style>
    <style:style style:name="P5" style:family="paragraph" style:parent-style-name="Standard">
      <style:text-properties officeooo:rsid="001edc40" officeooo:paragraph-rsid="001edc40"/>
    </style:style>
    <style:style style:name="P6" style:family="paragraph" style:parent-style-name="Standard">
      <style:text-properties officeooo:rsid="001f98de" officeooo:paragraph-rsid="001f98de"/>
    </style:style>
    <style:style style:name="P7" style:family="paragraph" style:parent-style-name="Standard">
      <style:text-properties style:text-position="0% 100%" style:font-name="Liberation Serif1" officeooo:rsid="001e43b9" officeooo:paragraph-rsid="001e43b9"/>
    </style:style>
    <style:style style:name="P8" style:family="paragraph" style:parent-style-name="Standard">
      <style:text-properties style:text-position="0% 100%" style:font-name="Liberation Serif" officeooo:rsid="001edc40" officeooo:paragraph-rsid="001e43b9"/>
    </style:style>
    <style:style style:name="P9" style:family="paragraph" style:parent-style-name="Standard">
      <style:text-properties style:text-position="0% 100%" style:font-name="Liberation Serif" officeooo:rsid="001edc40" officeooo:paragraph-rsid="001edc40"/>
    </style:style>
    <style:style style:name="P10" style:family="paragraph" style:parent-style-name="Standard">
      <style:text-properties style:text-position="0% 100%" style:font-name="Liberation Serif" officeooo:rsid="001f98de" officeooo:paragraph-rsid="001f98de"/>
    </style:style>
    <style:style style:name="P11" style:family="paragraph" style:parent-style-name="Standard">
      <style:text-properties style:text-position="0% 100%" style:font-name="Liberation Serif" officeooo:rsid="00248453" officeooo:paragraph-rsid="00248453"/>
    </style:style>
    <style:style style:name="P12" style:family="paragraph" style:parent-style-name="Standard">
      <style:text-properties style:text-position="0% 100%" style:font-name="Liberation Serif" officeooo:rsid="0025a8b7" officeooo:paragraph-rsid="0025a8b7"/>
    </style:style>
    <style:style style:name="P13" style:family="paragraph" style:parent-style-name="Standard">
      <style:text-properties officeooo:rsid="00227cb0" officeooo:paragraph-rsid="00227cb0"/>
    </style:style>
    <style:style style:name="P14" style:family="paragraph" style:parent-style-name="Standard">
      <style:text-properties officeooo:rsid="002373cb" officeooo:paragraph-rsid="002373cb"/>
    </style:style>
    <style:style style:name="P15" style:family="paragraph" style:parent-style-name="Standard">
      <style:text-properties officeooo:rsid="002373cb" officeooo:paragraph-rsid="00248453"/>
    </style:style>
    <style:style style:name="P16" style:family="paragraph" style:parent-style-name="Standard">
      <style:text-properties officeooo:rsid="001f98de" officeooo:paragraph-rsid="001f98de"/>
    </style:style>
    <style:style style:name="P17" style:family="paragraph" style:parent-style-name="Standard">
      <style:text-properties officeooo:rsid="001f98de" officeooo:paragraph-rsid="00248453"/>
    </style:style>
    <style:style style:name="P18" style:family="paragraph" style:parent-style-name="Standard">
      <style:text-properties officeooo:rsid="00248453" officeooo:paragraph-rsid="00248453"/>
    </style:style>
    <style:style style:name="P19" style:family="paragraph" style:parent-style-name="Standard">
      <style:text-properties officeooo:rsid="0025a8b7" officeooo:paragraph-rsid="0025a8b7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/>
    </style:style>
    <style:style style:name="T3" style:family="text">
      <style:text-properties style:text-position="super 58%" officeooo:rsid="001c5cb5"/>
    </style:style>
    <style:style style:name="T4" style:family="text">
      <style:text-properties style:text-position="super 58%" style:font-name="Liberation Serif"/>
    </style:style>
    <style:style style:name="T5" style:family="text">
      <style:text-properties style:text-position="super 58%" style:font-name="Liberation Serif" officeooo:rsid="002373cb"/>
    </style:style>
    <style:style style:name="T6" style:family="text">
      <style:text-properties style:text-position="super 58%" style:font-name="Liberation Serif"/>
    </style:style>
    <style:style style:name="T7" style:family="text">
      <style:text-properties style:text-position="super 58%" style:font-name="Liberation Serif" officeooo:rsid="00248453"/>
    </style:style>
    <style:style style:name="T8" style:family="text">
      <style:text-properties style:text-position="super 58%" style:font-name="Liberation Serif" officeooo:rsid="0025a8b7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name="Liberation Serif1"/>
    </style:style>
    <style:style style:name="T11" style:family="text">
      <style:text-properties style:text-position="0% 100%" style:font-name="Liberation Serif"/>
    </style:style>
    <style:style style:name="T12" style:family="text">
      <style:text-properties style:text-position="0% 100%" style:font-name="Liberation Serif" officeooo:rsid="001edc40"/>
    </style:style>
    <style:style style:name="T13" style:family="text">
      <style:text-properties style:text-position="0% 100%" style:font-name="Liberation Serif" officeooo:rsid="001f98de"/>
    </style:style>
    <style:style style:name="T14" style:family="text">
      <style:text-properties style:text-position="0% 100%" style:font-name="Liberation Serif" officeooo:rsid="002373cb"/>
    </style:style>
    <style:style style:name="T15" style:family="text">
      <style:text-properties style:text-position="0% 100%" style:font-name="Liberation Serif" officeooo:rsid="00248453"/>
    </style:style>
    <style:style style:name="T16" style:family="text">
      <style:text-properties style:text-position="0% 100%" style:font-name="Liberation Serif"/>
    </style:style>
    <style:style style:name="T17" style:family="text">
      <style:text-properties style:text-position="0% 100%" style:font-name="Liberation Serif" officeooo:rsid="00248453"/>
    </style:style>
    <style:style style:name="T18" style:family="text">
      <style:text-properties style:text-position="0% 100%" style:font-name="Liberation Serif" officeooo:rsid="0025a8b7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1"/>
    </style:style>
    <style:style style:name="T21" style:family="text">
      <style:text-properties officeooo:rsid="001c5cb5"/>
    </style:style>
    <style:style style:name="T22" style:family="text">
      <style:text-properties fo:color="#b4c7dc" loext:opacity="100%" officeooo:rsid="001f98de"/>
    </style:style>
    <style:style style:name="T23" style:family="text">
      <style:text-properties officeooo:rsid="0025a8b7"/>
    </style:style>
    <style:style style:name="T24" style:family="text">
      <style:text-properties officeooo:rsid="0025d6cc"/>
    </style:style>
    <style:style style:name="T25" style:family="text">
      <style:text-properties officeooo:rsid="0026c8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y’ - 6y = 3e<text:span text:style-name="T1">2t</text:span></text:p>
      <text:p text:style-name="P1">y(1) = 0</text:p>
      <text:p text:style-name="P1"/>
      <text:p text:style-name="P1">D’après le théorème yht = <text:span text:style-name="T19">ƛ</text:span><text:span text:style-name="T20">e</text:span><text:span text:style-name="T2">-b/a*t</text:span><text:span text:style-name="T10"> avec </text:span><text:span text:style-name="T11">ƛ</text:span><text:span text:style-name="T10"> appartient à R</text:span></text:p>
      <text:p text:style-name="P1"><text:span text:style-name="T10"><text:tab/><text:tab/><text:tab/> <text:s text:c="3"/>= </text:span><text:span text:style-name="T11">ƛ</text:span><text:span text:style-name="T10">e</text:span><text:span text:style-name="T2">t/2 <text:s/></text:span><text:span text:style-name="T10">avec </text:span><text:span text:style-name="T11">ƛ</text:span><text:span text:style-name="T10"> appartient à R</text:span></text:p>
      <text:p text:style-name="P1"/>
      <text:p text:style-name="P1">c(t) est exponentielle donc yp = <text:span text:style-name="T9">ke</text:span><text:span text:style-name="T1">2t</text:span></text:p>
      <text:p text:style-name="P1"><text:tab/><text:tab/><text:tab/><text:tab/>y’p = <text:span text:style-name="T21">k * e</text:span><text:span text:style-name="T3">2t</text:span></text:p>
      <text:p text:style-name="P2">3y’ - 6y = 3e<text:span text:style-name="T1">2t</text:span></text:p>
      <text:p text:style-name="P3">3 * - <text:s/></text:p>
      <text:p text:style-name="P3"/>
      <text:p text:style-name="P3">par identification, </text:p>
      <text:p text:style-name="P3"/>
      <text:p text:style-name="P3">------------------------------------------------------------------------------------------------------------------------</text:p>
      <text:p text:style-name="P3"/>
      <text:p text:style-name="P4">2y’ – 6y = 3sin(3t) <text:span text:style-name="T22">+ cos(t)</text:span></text:p>
      <text:p text:style-name="P4">y(0) = 1</text:p>
      <text:p text:style-name="P4"/>
      <text:p text:style-name="P4">1) D’ap théorème yh = <text:span text:style-name="T11">ƛ</text:span><text:span text:style-name="T10">e</text:span><text:span text:style-name="T2">-b/a*t</text:span><text:span text:style-name="T10"> = </text:span><text:span text:style-name="T11">ƛ</text:span><text:span text:style-name="T10">e</text:span><text:span text:style-name="T2">-(-6)/2*t </text:span><text:span text:style-name="T10">= </text:span><text:span text:style-name="T11">ƛ</text:span><text:span text:style-name="T10">e</text:span><text:span text:style-name="T2">3t</text:span></text:p>
      <text:p text:style-name="P4"><text:span text:style-name="T10"/></text:p>
      <text:p text:style-name="P4"><text:span text:style-name="T10">2) c(t) = 3sin(3t) fonct trigo → yp = </text:span><text:span text:style-name="T11">α </text:span><text:span text:style-name="T10">sin(3t) + </text:span><text:span text:style-name="T11">β</text:span><text:span text:style-name="T10"> cos(3t)</text:span></text:p>
      <text:p text:style-name="P4"><text:span text:style-name="T10"><text:tab/><text:tab/><text:tab/><text:tab/> <text:s text:c="2"/>y’p = <text:s/>3</text:span><text:span text:style-name="T11">α cos</text:span><text:span text:style-name="T10">(3t) + 3</text:span><text:span text:style-name="T11">β</text:span><text:span text:style-name="T10"> sin(3t)</text:span></text:p>
      <text:p text:style-name="P7">2y’p – 6yp = 3sin(3t)</text:p>
      <text:p text:style-name="P4"><text:span text:style-name="T10">6</text:span><text:span text:style-name="T11">α cos</text:span><text:span text:style-name="T10">(3t) - 6</text:span><text:span text:style-name="T11">β</text:span><text:span text:style-name="T10"> sin(3t) - 6</text:span><text:span text:style-name="T11">α </text:span><text:span text:style-name="T10">sin(3t) - 6</text:span><text:span text:style-name="T11">β</text:span><text:span text:style-name="T10"> cos(3t) = 3sin(3t)</text:span></text:p>
      <text:p text:style-name="P4"><text:span text:style-name="T10">sin(3t) (-6</text:span><text:span text:style-name="T11">β</text:span><text:span text:style-name="T10"> -6</text:span><text:span text:style-name="T11">α</text:span><text:span text:style-name="T10">) + cos(3t) (6</text:span><text:span text:style-name="T11">α - 6β</text:span><text:span text:style-name="T10">) = 3sin(3t)</text:span></text:p>
      <text:p text:style-name="P4"><text:span text:style-name="T10"/></text:p>
      <text:p text:style-name="P7">Par identification, <text:tab/></text:p>
      <text:p text:style-name="P4"><text:span text:style-name="T10">-6</text:span><text:span text:style-name="T11">β</text:span><text:span text:style-name="T10"> – 6</text:span><text:span text:style-name="T11">α</text:span><text:span text:style-name="T10"> = 3</text:span></text:p>
      <text:p text:style-name="P4"><text:span text:style-name="T10">6</text:span><text:span text:style-name="T11">α</text:span><text:span text:style-name="T10"> - 6</text:span><text:span text:style-name="T11">β</text:span><text:span text:style-name="T10">= 0 → 6</text:span><text:span text:style-name="T11">α </text:span><text:span text:style-name="T12">= 6β → α = β</text:span></text:p>
      <text:p text:style-name="P4"><text:span text:style-name="T12"/></text:p>
      <text:p text:style-name="P8">-6α – 6α = 3</text:p>
      <text:p text:style-name="P8">-12α = 3</text:p>
      <text:p text:style-name="P9">α = 3 / -12 = -1/4 </text:p>
      <text:p text:style-name="P5"><text:span text:style-name="T11"/></text:p>
      <text:p text:style-name="P9">donc yp = -1/4sin(3t) – 1/4cos(3t)</text:p>
      <text:p text:style-name="P5"><text:span text:style-name="T11"/></text:p>
      <text:p text:style-name="P5"><text:span text:style-name="T11">3) y6 = yh + yp = ƛe</text:span><text:span text:style-name="T4">3t</text:span><text:span text:style-name="T11">- 1/4sin(3t) – 1/4cos(3t) avc ƛ dans R</text:span></text:p>
      <text:p text:style-name="P5"><text:span text:style-name="T11"/></text:p>
      <text:p text:style-name="P5"><text:span text:style-name="T11">4) y(0) = ƛe</text:span><text:span text:style-name="T4">0</text:span><text:span text:style-name="T11"> – 1/4sin(0) – 1/4cos(0)</text:span></text:p>
      <text:p text:style-name="P9"><text:tab/>= ƛ * 1 – 0 – 1/4 * 1</text:p>
      <text:p text:style-name="P9"><text:tab/>= ƛ – 1/4</text:p>
      <text:p text:style-name="P9"><text:s text:c="4"/></text:p>
      <text:p text:style-name="P9">y(0) = 1</text:p>
      <text:p text:style-name="P9">ƛ - 1/4 = 1</text:p>
      <text:p text:style-name="P9">ƛ= 1 + 1/4 = 5/4<text:tab/></text:p>
      <text:p text:style-name="P5"><text:span text:style-name="T11"/></text:p>
      <text:p text:style-name="P9">Donc l’unique solution est </text:p>
      <text:p text:style-name="P5"><text:span text:style-name="T11"/></text:p>
      <text:p text:style-name="P5"><text:span text:style-name="T11">y(t) = 5/4e </text:span><text:span text:style-name="T4">3t</text:span><text:span text:style-name="T11"> – 1/4sin(3t) – 1/4cos(3t)</text:span></text:p>
      <text:p text:style-name="P5"><text:span text:style-name="T11"/></text:p>
      <text:p text:style-name="P5"><text:span text:style-name="T11">------------------------------------------------------------------------------------------------------------------------</text:span></text:p>
      <text:p text:style-name="P5"><text:span text:style-name="T11"/></text:p>
      <text:p text:style-name="P5"><text:soft-page-break/><text:span text:style-name="T11">-</text:span><text:span text:style-name="T13">y’ + 2y = cos(2t)/4</text:span></text:p>
      <text:p text:style-name="P10">y(pi/2) = 1</text:p>
      <text:p text:style-name="P6"><text:span text:style-name="T11"/></text:p>
      <text:p text:style-name="P13"><text:span text:style-name="T14">1) </text:span><text:span text:style-name="T11">D’ap le théorème yh = ƛ</text:span><text:span text:style-name="T14">e</text:span><text:span text:style-name="T4">-2/-1t <text:s/></text:span><text:span text:style-name="T11">= ƛ</text:span><text:span text:style-name="T14">e</text:span><text:span text:style-name="T5">2t</text:span></text:p>
      <text:p text:style-name="P13"><text:span text:style-name="T14"/></text:p>
      <text:p text:style-name="P14"><text:span text:style-name="T11">2) c(t) = fonctions trigonométriques → yp = </text:span><text:span text:style-name="T11">α</text:span><text:span text:style-name="T11"> cos(2t) + </text:span><text:span text:style-name="T11">β</text:span><text:span text:style-name="T11"> sin(2t)</text:span></text:p>
      <text:p text:style-name="P14"><text:span text:style-name="T11"><text:tab/><text:tab/><text:tab/><text:tab/><text:tab/> <text:s text:c="3"/>y’p = -2</text:span><text:span text:style-name="T11">α</text:span><text:span text:style-name="T11"> sin(2t) + 2</text:span><text:span text:style-name="T11">β</text:span><text:span text:style-name="T11"> cos(2t)</text:span></text:p>
      <text:p text:style-name="P14"><text:span text:style-name="T11">2</text:span><text:span text:style-name="T11">α</text:span><text:span text:style-name="T11"> sin(2t) – 2</text:span><text:span text:style-name="T11">β</text:span><text:span text:style-name="T11"> cos(2t) + 2</text:span><text:span text:style-name="T11">α</text:span><text:span text:style-name="T11"> cos(2t) + 2</text:span><text:span text:style-name="T11">β</text:span><text:span text:style-name="T11"> sin(2t) = 1/4 cos(2t) + 0 sin(2t)</text:span></text:p>
      <text:p text:style-name="P14"><text:span text:style-name="T11">cos(2t)(-2</text:span><text:span text:style-name="T11">β</text:span><text:span text:style-name="T11"> + 2</text:span><text:span text:style-name="T11">α</text:span><text:span text:style-name="T11">) + sin(2t)(2</text:span><text:span text:style-name="T11">α + 2β</text:span><text:span text:style-name="T11">) = 1/4 cos(2t) + 0 sin(2t)</text:span></text:p>
      <text:p text:style-name="P6"><text:span text:style-name="T11"/></text:p>
      <text:p text:style-name="P14"><text:span text:style-name="T11">2</text:span><text:span text:style-name="T11">α – 2β = 1/4 <text:s text:c="4"/></text:span><text:span text:style-name="T11">2</text:span><text:span text:style-name="T11">α - </text:span><text:span text:style-name="T15">(-</text:span><text:span text:style-name="T11">2</text:span><text:span text:style-name="T15">α) = 1/4 <text:s/>4α = 1/4 <text:s/>α = 1/16</text:span></text:p>
      <text:p text:style-name="P15"><text:span text:style-name="T11">2</text:span><text:span text:style-name="T11">α + 2β = 0 → <text:s/>β = -α = -1/16</text:span></text:p>
      <text:p text:style-name="P15"><text:span text:style-name="T11"/></text:p>
      <text:p text:style-name="P15"><text:span text:style-name="T15">yp = 1/16 cos(2t) - 1/16 sin(2t)</text:span></text:p>
      <text:p text:style-name="P15"><text:span text:style-name="T15"/></text:p>
      <text:p text:style-name="P15"><text:span text:style-name="T15">3) y = yh + yp = ƛe</text:span><text:span text:style-name="T7">2t</text:span><text:span text:style-name="T15"> + 1/16cos(2t) - 1/16sin(2t)</text:span></text:p>
      <text:p text:style-name="P6"><text:span text:style-name="T11"/></text:p>
      <text:p text:style-name="P18"><text:span text:style-name="T11">4) y(pi/2) = </text:span><text:span text:style-name="T11">ƛ</text:span><text:span text:style-name="T11">e</text:span><text:span text:style-name="T4">π</text:span><text:span text:style-name="T4"> </text:span><text:span text:style-name="T11">+ </text:span><text:span text:style-name="T11">1/16cos(π) - 1/16sin(π)</text:span></text:p>
      <text:p text:style-name="P17"><text:span text:style-name="T11"><text:tab/> <text:s text:c="3"/></text:span><text:span text:style-name="T15">= </text:span><text:span text:style-name="T15">ƛ</text:span><text:span text:style-name="T15">e</text:span><text:span text:style-name="T7">π</text:span><text:span text:style-name="T15"> - </text:span><text:span text:style-name="T15">1/16</text:span></text:p>
      <text:p text:style-name="P18"><text:span text:style-name="T11">or </text:span><text:span text:style-name="T11">ƛ</text:span><text:span text:style-name="T11">e</text:span><text:span text:style-name="T4">π</text:span><text:span text:style-name="T11"> - </text:span><text:span text:style-name="T11">1/16 = 1</text:span></text:p>
      <text:p text:style-name="P18"><text:span text:style-name="T11"><text:s text:c="4"/>ƛ</text:span><text:span text:style-name="T11">e</text:span><text:span text:style-name="T4">π </text:span><text:span text:style-name="T11">= 1 + 1/16 = 17/16</text:span></text:p>
      <text:p text:style-name="P18"><text:span text:style-name="T11"><text:s text:c="4"/>ƛ </text:span><text:span text:style-name="T18">= 17/16e</text:span><text:span text:style-name="T8">π</text:span></text:p>
      <text:p text:style-name="P18"><text:span text:style-name="T18"/></text:p>
      <text:p text:style-name="P19"><text:span text:style-name="T18">D</text:span><text:span text:style-name="T11">onc y(t) = 17/16</text:span><text:span text:style-name="T4">π </text:span><text:span text:style-name="T11">* e</text:span><text:span text:style-name="T4">2t</text:span><text:span text:style-name="T11"> + 1/16cos(2t) – 1/16sin(2t) est l’unique solution</text:span></text:p>
      <text:p text:style-name="P6"><text:span text:style-name="T11"/></text:p>
      <text:p text:style-name="P10"><text:span text:style-name="T23">Avec Xcas on a : y(t) = </text:span>((0.735876443913*exp(2*t)+cos(2*t)-sin(2*t))/16)</text:p>
      <text:p text:style-name="P10"/>
      <text:p text:style-name="P11">L’exponentiel ne se voit pas en dans les négatifs il n’y a que la sinusoïdale qui est visible. Lorsque qu’on arrive dans les positifs l’exponentiel explose et fait disparaître la sinusoïdale.</text:p>
      <text:p text:style-name="P11"/>
      <text:p text:style-name="P11">------------------------------------------------------------------------------------------------------------------------</text:p>
      <text:p text:style-name="P11"/>
      <text:p text:style-name="P12">ex<text:span text:style-name="T24">emple xcas : desolve([RC*u'+u=0, u(t_0)=10],u) <text:s text:c="3"/>(« t_0 » <text:s/>pour t indice 0 </text:span><text:span text:style-name="T25">et « ,u » pour indiquer <text:s/>la fonction dans laquelle on travaille </text:span><text:span text:style-name="T24">)</text:span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2:36:02.880982125</meta:creation-date>
    <dc:date>2025-03-21T12:54:47.748150097</dc:date>
    <meta:editing-duration>PT1H9M33S</meta:editing-duration>
    <meta:editing-cycles>6</meta:editing-cycles>
    <meta:generator>LibreOffice/24.2.5.2$Linux_X86_64 LibreOffice_project/420$Build-2</meta:generator>
    <meta:document-statistic meta:table-count="0" meta:image-count="0" meta:object-count="0" meta:page-count="2" meta:paragraph-count="57" meta:word-count="425" meta:character-count="2328" meta:non-whitespace-character-count="1874"/>
  </office:meta>
</office:document-meta>
</file>